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Find Unicode symbols for man, woman and sideways f</text:p>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text:soft-page-break/></text:p>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oft-page-break/><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text:soft-page-break/>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text:soft-page-break/>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text:soft-page-break/>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text:soft-page-break/>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8:17:08.50</dc:date>
    <dc:creator>Gemma Wright</dc:creator>
    <meta:editing-duration>PT6H10M44S</meta:editing-duration>
    <meta:editing-cycles>21</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